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401cm" fo:min-width="6.858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417cm" fo:min-width="5.139cm"/>
      <style:paragraph-properties style:writing-mode="lr-tb"/>
    </style:style>
    <style:style style:name="gr5" style:family="graphic" style:parent-style-name="objectwithoutfill">
      <style:graphic-properties draw:fill="none" draw:textarea-vertical-align="middle" fo:padding-left="0.127cm" fo:padding-right="0.127cm"/>
      <style:paragraph-properties style:writing-mode="lr-tb"/>
    </style:style>
    <style:style style:name="gr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1.574cm" fo:min-width="4.48cm"/>
      <style:paragraph-properties style:writing-mode="lr-tb"/>
    </style:style>
    <style:style style:name="gr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44cm" fo:min-width="5.08cm"/>
      <style:paragraph-properties style:writing-mode="lr-tb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.271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3.683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417cm" fo:min-width="5.554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574cm" fo:min-width="5.588cm"/>
    </style:style>
    <style:style style:name="gr12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44cm" fo:min-width="5.08cm"/>
      <style:paragraph-properties style:writing-mode="lr-tb"/>
    </style:style>
    <style:style style:name="gr13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055cm" fo:min-width="5.08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089cm" fo:min-width="5.535cm"/>
    </style:style>
    <style:style style:name="gr15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44cm" fo:min-width="5.08cm"/>
      <style:paragraph-properties style:writing-mode="lr-tb"/>
    </style:style>
    <style:style style:name="gr16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44cm" fo:min-width="5.08cm"/>
      <style:paragraph-properties style:writing-mode="lr-tb"/>
    </style:style>
    <style:style style:name="gr17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44cm" fo:min-width="5.08cm"/>
      <style:paragraph-properties style:writing-mode="lr-tb"/>
    </style:style>
    <style:style style:name="gr18" style:family="graphic" style:parent-style-name="standard" style:list-style-name="L1">
      <style:graphic-properties draw:fill="solid" draw:fill-color="#b4c7dc" draw:textarea-horizontal-align="justify" draw:textarea-vertical-align="middle" draw:auto-grow-height="false" fo:min-height="2.544cm" fo:min-width="5.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4pt" style:font-size-complex="14pt"/>
    </style:style>
    <style:style style:name="P4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fo:font-size="12pt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center" style:writing-mode="lr-tb"/>
      <style:text-properties fo:font-size="14pt" style:font-size-asian="18pt" style:font-size-complex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8pt" style:font-weight-asian="bold" style:font-size-complex="18pt" style:font-weight-complex="bold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77cm" svg:y1="4.058cm" svg:x2="9.779cm" svg:y2="2.54cm" draw:start-shape="id1" draw:start-glue-point="8" draw:end-shape="id2" draw:end-glue-point="2" svg:d="M9770 4058l9-1518" svg:viewBox="0 0 10 1519">
          <text:p/>
        </draw:connector>
        <draw:custom-shape draw:style-name="gr2" draw:text-style-name="P3" xml:id="id2" draw:id="id2" draw:layer="layout" svg:width="6.858cm" svg:height="1.651cm" svg:x="6.35cm" svg:y="0.889cm">
          <text:p text:style-name="P2"><text:span text:style-name="T1">Top Claim:</text:span><text:span text:style-name="T2"> System is adequately secure against moderate threat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579cm" svg:y1="3.868cm" svg:x2="13.916cm" svg:y2="2.603cm" draw:start-shape="id1" draw:start-glue-point="6" draw:end-shape="id3" draw:end-glue-point="3" svg:d="M9579 3868l4337-1265" svg:viewBox="0 0 4338 1266">
          <text:p/>
        </draw:connector>
        <draw:custom-shape draw:style-name="gr4" draw:text-style-name="P4" draw:layer="layout" svg:width="5.139cm" svg:height="2.667cm" svg:x="3.429cm" svg:y="8.509cm">
          <text:p text:style-name="P2"><text:span text:style-name="T3">Security in Requirements [Requirements]:</text:span><text:span text:style-name="T4"><text:line-break/></text:span><text:span text:style-name="T4">Security requirements identified and met by functionality</text:span></text:p>
          <draw:enhanced-geometry svg:viewBox="0 0 21600 21600" draw:type="rectangle" draw:enhanced-path="M 0 0 L 21600 0 21600 21600 0 21600 0 0 Z N"/>
        </draw:custom-shape>
        <draw:polyline draw:style-name="gr5" draw:text-style-name="P6" xml:id="id3" draw:id="id3" draw:layer="layout" svg:width="2.539cm" svg:height="1.904cm" svg:x="13.916cm" svg:y="1.651cm" svg:viewBox="0 0 2540 1905" draw:points="2540,0 0,0 0,1905 2540,1905">
          <text:p text:style-name="P5"><text:span text:style-name="T5">Process Organization:</text:span><text:span text:style-name="T5"><text:line-break/></text:span><text:span text:style-name="T6">Organized by</text:span><text:span text:style-name="T6"><text:line-break/></text:span><text:span text:style-name="T6">lifecycle processes</text:span></text:p>
        </draw:polyline>
        <draw:custom-shape draw:style-name="gr6" draw:text-style-name="P4" xml:id="id4" draw:id="id4" draw:layer="layout" svg:width="4.48cm" svg:height="1.824cm" svg:x="3.267cm" svg:y="4.801cm">
          <text:p text:style-name="P2"><text:span text:style-name="T3">Technical:</text:span><text:span text:style-name="T4"> Technical lifecycle processes implement security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5" draw:id="id5" draw:layer="layout" svg:width="5.08cm" svg:height="2.794cm" svg:x="8.382cm" svg:y="4.847cm">
          <text:p text:style-name="P2"><text:span text:style-name="T3">Non-Technical Processes [Non-Technical]:</text:span><text:span text:style-name="T3"><text:line-break/></text:span><text:span text:style-name="T4">Non-Technical lifecycle processes implement security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" draw:id="id1" draw:layer="layout" svg:width="0.381cm" svg:height="0.381cm" svg:x="9.579cm" svg:y="3.6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507cm" svg:y1="4.801cm" svg:x2="9.579cm" svg:y2="3.868cm" draw:start-shape="id4" draw:start-glue-point="0" draw:end-shape="id1" draw:end-glue-point="6" svg:d="M5507 4801l4072-933" svg:viewBox="0 0 4073 934">
          <text:p/>
        </draw:connector>
        <draw:connector draw:style-name="gr3" draw:text-style-name="P1" draw:layer="layout" draw:type="line" svg:x1="10.922cm" svg:y1="4.847cm" svg:x2="9.77cm" svg:y2="4.058cm" draw:start-shape="id5" draw:start-glue-point="0" draw:end-shape="id1" draw:end-glue-point="8" svg:d="M10922 4847l-1152-789" svg:viewBox="0 0 1153 790">
          <text:p/>
        </draw:connector>
        <draw:connector draw:style-name="gr3" draw:text-style-name="P1" draw:layer="layout" draw:type="line" svg:x1="16.922cm" svg:y1="4.827cm" svg:x2="9.96cm" svg:y2="3.868cm" draw:start-shape="id6" draw:start-glue-point="0" draw:end-shape="id1" draw:end-glue-point="10" svg:d="M16922 4827l-6962-959" svg:viewBox="0 0 6963 960">
          <text:p/>
        </draw:connector>
        <draw:custom-shape draw:style-name="gr9" draw:text-style-name="P8" draw:layer="layout" svg:width="4.191cm" svg:height="2.032cm" svg:x="0.889cm" svg:y="0.762cm">
          <text:p text:style-name="P8"><text:span text:style-name="T7">Top Level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0" draw:text-style-name="P1" xml:id="id13" draw:id="id13" draw:layer="layout" svg:width="5.554cm" svg:height="2.667cm" draw:transform="skewX (0.0010471975511966) rotate (0.00122173047639603) translate (3.209cm 8.5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.588cm" svg:height="2.824cm" draw:transform="skewX (0.00139626340159546) rotate (0.00122173047639603) translate (8.128cm 4.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.651cm" svg:y1="5.7cm" svg:x2="3.267cm" svg:y2="5.713cm" draw:start-shape="id7" draw:start-glue-point="10" draw:end-shape="id4" draw:end-glue-point="3" svg:d="M1651 5700l1616 13" svg:viewBox="0 0 1617 14">
          <text:p/>
        </draw:connector>
        <draw:custom-shape draw:style-name="gr8" draw:text-style-name="P7" xml:id="id7" draw:id="id7" draw:layer="layout" svg:width="0.381cm" svg:height="0.381cm" svg:x="1.27cm" svg:y="5.5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4" draw:layer="layout" svg:width="5.08cm" svg:height="2.794cm" svg:x="14.382cm" svg:y="4.857cm">
          <text:p text:style-name="P2"><text:span text:style-name="T3">Security Certifications &amp; Controls [C and C]:</text:span><text:span text:style-name="T8"> </text:span><text:span text:style-name="T4">Certifications &amp; Controls provide confidence in operating results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6" draw:id="id6" draw:layer="layout" svg:width="5.588cm" svg:height="2.824cm" draw:transform="skewX (0.00139626340159546) rotate (0.00122173047639603) translate (14.128cm 4.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5.08cm" svg:height="2.305cm" svg:x="3.482cm" svg:y="11.757cm">
          <text:p text:style-name="P2"><text:span text:style-name="T3">Security in Design [Design]:</text:span><text:span text:style-name="T8"> Design has security built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8" draw:id="id8" draw:layer="layout" svg:width="5.535cm" svg:height="2.339cm" draw:transform="skewX (0.00139626340159546) rotate (0.00122173047639603) translate (3.228cm 11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3.228cm" svg:y1="12.899cm" svg:x2="1.461cm" svg:y2="5.509cm" draw:start-shape="id8" draw:start-glue-point="3" draw:end-shape="id7" draw:end-glue-point="4" svg:d="M3228 12899l-1767-7390" svg:viewBox="0 0 1768 7391">
          <text:p/>
        </draw:connector>
        <draw:custom-shape draw:style-name="gr15" draw:text-style-name="P4" draw:layer="layout" svg:width="5.08cm" svg:height="2.794cm" svg:x="3.482cm" svg:y="14.457cm">
          <text:p text:style-name="P2"><text:span text:style-name="T3">Security in Implementation [Implementation]:</text:span><text:span text:style-name="T8"> Implementation process maintains security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5.588cm" svg:height="2.824cm" draw:transform="skewX (0.00139626340159546) rotate (0.00122173047639603) translate (3.228cm 14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5.08cm" svg:height="2.794cm" svg:x="3.482cm" svg:y="17.657cm">
          <text:p text:style-name="P2"><text:span text:style-name="T3">Security in integration &amp; verification [I&amp;V]:</text:span><text:span text:style-name="T8"> Integration &amp; verification confirm security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10" draw:id="id10" draw:layer="layout" svg:width="5.588cm" svg:height="2.824cm" draw:transform="skewX (0.00139626340159546) rotate (0.00122173047639603) translate (3.228cm 17.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5.08cm" svg:height="2.794cm" svg:x="3.482cm" svg:y="20.757cm">
          <text:p text:style-name="P2"><text:span text:style-name="T3">Security in Deployment [Deployment]:</text:span><text:span text:style-name="T8"> Deployment maintains security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11" draw:id="id11" draw:layer="layout" svg:width="5.588cm" svg:height="2.824cm" draw:transform="skewX (0.00139626340159546) rotate (0.00122173047639603) translate (3.228cm 20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5.08cm" svg:height="2.794cm" svg:x="3.482cm" svg:y="23.857cm">
          <text:p text:style-name="P2"><text:span text:style-name="T3">Security in Maintenance [Maintenance]:</text:span><text:span text:style-name="T8"> Maintenance process maintains security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12" draw:id="id12" draw:layer="layout" svg:width="5.588cm" svg:height="2.824cm" draw:transform="skewX (0.00139626340159546) rotate (0.00122173047639603) translate (3.228cm 23.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3.228cm" svg:y1="15.842cm" svg:x2="1.461cm" svg:y2="5.509cm" draw:start-shape="id9" draw:start-glue-point="3" draw:end-shape="id7" draw:end-glue-point="4" svg:d="M3228 15842l-1767-10333" svg:viewBox="0 0 1768 10334">
          <text:p/>
        </draw:connector>
        <draw:connector draw:style-name="gr3" draw:text-style-name="P1" draw:layer="layout" draw:type="line" svg:x1="3.228cm" svg:y1="19.042cm" svg:x2="1.461cm" svg:y2="5.509cm" draw:start-shape="id10" draw:start-glue-point="3" draw:end-shape="id7" draw:end-glue-point="4" svg:d="M3228 19042l-1767-13533" svg:viewBox="0 0 1768 13534">
          <text:p/>
        </draw:connector>
        <draw:connector draw:style-name="gr3" draw:text-style-name="P1" draw:layer="layout" draw:type="line" svg:x1="3.228cm" svg:y1="22.142cm" svg:x2="1.461cm" svg:y2="5.509cm" draw:start-shape="id11" draw:start-glue-point="3" draw:end-shape="id7" draw:end-glue-point="4" svg:d="M3228 22142l-1767-16633" svg:viewBox="0 0 1768 16634">
          <text:p/>
        </draw:connector>
        <draw:connector draw:style-name="gr3" draw:text-style-name="P1" draw:layer="layout" draw:type="line" svg:x1="3.228cm" svg:y1="25.242cm" svg:x2="1.461cm" svg:y2="5.509cm" draw:start-shape="id12" draw:start-glue-point="3" draw:end-shape="id7" draw:end-glue-point="4" svg:d="M3228 25242l-1767-19733" svg:viewBox="0 0 1768 19734">
          <text:p/>
        </draw:connector>
        <draw:connector draw:style-name="gr3" draw:text-style-name="P1" draw:layer="layout" draw:type="line" svg:x1="3.21cm" svg:y1="9.849cm" svg:x2="1.461cm" svg:y2="5.509cm" draw:start-shape="id13" draw:start-glue-point="3" draw:end-shape="id7" draw:end-glue-point="4" svg:d="M3210 9849l-1749-4340" svg:viewBox="0 0 1750 434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cm" fo:padding-right="0cm" fo:wrap-option="wrap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1-08T18:33:54.542993444</meta:creation-date>
    <dc:date>2020-10-25T22:52:57.002760396</dc:date>
    <meta:editing-duration>P2DT8H20M41S</meta:editing-duration>
    <meta:editing-cycles>66</meta:editing-cycles>
    <meta:generator>LibreOffice/6.4.6.2$MacOSX_X86_64 LibreOffice_project/0ce51a4fd21bff07a5c061082cc82c5ed232f115</meta:generator>
    <meta:document-statistic meta:object-count="34"/>
  </office:meta>
</office:document-meta>
</file>